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0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0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0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0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644" calcext:value-type="float">
            <text:p>51.5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9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9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9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9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9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9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9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9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0776" calcext:value-type="float">
            <text:p>52.6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8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8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8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8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5888" calcext:value-type="float">
            <text:p>53.2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7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272" calcext:value-type="float">
            <text:p>54.3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9624" calcext:value-type="float">
            <text:p>53.3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1168" calcext:value-type="float">
            <text:p>53.5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1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0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0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07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0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0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0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05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0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0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0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0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0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7344" calcext:value-type="float">
            <text:p>57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0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0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0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0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0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0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0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0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0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0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0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0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00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0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0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200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7672" calcext:value-type="float">
            <text:p>51.4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99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99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9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9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9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98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98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98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98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98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98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98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9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0992" calcext:value-type="float">
            <text:p>51.3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9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6536" calcext:value-type="float">
            <text:p>49.2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9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9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9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8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8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8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8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78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65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65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6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6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6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6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6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60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6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5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5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57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56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635110572602</text:p>
          </table:table-cell>
          <table:table-cell office:value-type="string" calcext:value-type="string">
            <text:p>D-13-14 30BBD [A-018A]</text:p>
          </table:table-cell>
          <table:table-cell office:value-type="string" calcext:value-type="string">
            <text:p>195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2" meta:object-count="0"/>
    <meta:user-defined meta:name="AppVersion">3.0</meta:user-defined>
  </office:meta>
</office:document-meta>
</file>